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7">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ntent-start"/>JavaScript Functions Review</text:h>
      <text:h text:style-name="Heading_20_2" text:outline-level="2">JavaScript Functions</text:h>
      <text:list xml:id="list113241043" text:style-name="L1">
        <text:list-item>
          <text:p text:style-name="P3">Functions are reusable blocks of code that perform a specific task.</text:p>
        </text:list-item>
        <text:list-item>
          <text:p text:style-name="P2">Functions can be defined using the <text:span text:style-name="Source_20_Text">function</text:span> keyword followed by a name, a list of parameters, and a block of code that performs the task.</text:p>
        </text:list-item>
      </text:list>
      <text:p text:style-name="Preformatted_20_Text"><text:span text:style-name="Source_20_Text">function addNumbers(x, y, z) {</text:span></text:p>
      <text:p text:style-name="Preformatted_20_Text"><text:span text:style-name="Source_20_Text"><text:s text:c="2"/>return x + y + z;</text:span></text:p>
      <text:p text:style-name="Preformatted_20_Text"><text:span text:style-name="Source_20_Text">}</text:span></text:p>
      <text:p text:style-name="Preformatted_20_Text"/>
      <text:p text:style-name="P1"><text:span text:style-name="Source_20_Text">console.log(addNumbers(5, 3, 8)); // Output: 16</text:span></text:p>
      <text:list xml:id="list3292171172" text:style-name="L2">
        <text:list-item>
          <text:p text:style-name="P5">Arguments are values passed to a function when it is called.</text:p>
        </text:list-item>
        <text:list-item>
          <text:p text:style-name="P5">A function call is the process of executing a function in a program by specifying the function's name followed by parentheses, optionally including arguments inside the parentheses.</text:p>
        </text:list-item>
        <text:list-item>
          <text:p text:style-name="P5">When a function finishes its execution, it will always return a value.</text:p>
        </text:list-item>
        <text:list-item>
          <text:p text:style-name="P5">By default, the return value of a function is <text:span text:style-name="Source_20_Text">undefined</text:span>.</text:p>
        </text:list-item>
        <text:list-item>
          <text:p text:style-name="P5">The <text:span text:style-name="Source_20_Text">return</text:span> keyword is used to specify the value to be returned from the function and ends the function execution.</text:p>
        </text:list-item>
        <text:list-item>
          <text:p text:style-name="P4">Default parameters allow functions to have predefined values that will be used if an argument is not provided when the function is called. This makes functions more flexible and prevents errors in cases where certain arguments might be omitted.</text:p>
        </text:list-item>
      </text:list>
      <text:p text:style-name="Preformatted_20_Text"><text:span text:style-name="Source_20_Text">const calculateTotal = (amount, taxRate = 0.05) =&gt; {</text:span></text:p>
      <text:p text:style-name="Preformatted_20_Text"><text:span text:style-name="Source_20_Text"><text:s text:c="2"/>return amount + (amount * taxRate);</text:span></text:p>
      <text:p text:style-name="Preformatted_20_Text"><text:span text:style-name="Source_20_Text">};</text:span></text:p>
      <text:p text:style-name="Preformatted_20_Text"/>
      <text:p text:style-name="P1"><text:span text:style-name="Source_20_Text">console.log(calculateTotal(100)); // Output: 105</text:span></text:p>
      <text:list xml:id="list306738127" text:style-name="L3">
        <text:list-item>
          <text:p text:style-name="P6">Function Expressions are functions that you assign to variables. By doing this, you can use the function in any part of your code where the variable is accessible.</text:p>
        </text:list-item>
      </text:list>
      <text:p text:style-name="Preformatted_20_Text"><text:span text:style-name="Source_20_Text">const multiplyNumbers = function(firstNumber, secondNumber) {</text:span></text:p>
      <text:p text:style-name="Preformatted_20_Text"><text:span text:style-name="Source_20_Text"><text:s text:c="2"/>return firstNumber * secondNumber;</text:span></text:p>
      <text:p text:style-name="Preformatted_20_Text"><text:span text:style-name="Source_20_Text">};</text:span></text:p>
      <text:p text:style-name="Preformatted_20_Text"/>
      <text:p text:style-name="P1"><text:span text:style-name="Source_20_Text">console.log(multiplyNumbers(4, 5)); // Output: 20</text:span></text:p>
      <text:h text:style-name="Heading_20_2" text:outline-level="2">Arrow Functions</text:h>
      <text:list xml:id="list3243995869" text:style-name="L4">
        <text:list-item>
          <text:p text:style-name="P7">Arrow functions are a more concise way to write functions in JavaScript.</text:p>
        </text:list-item>
      </text:list>
      <text:p text:style-name="Preformatted_20_Text"><text:span text:style-name="Source_20_Text">const calculateArea = (length, width) =&gt; {</text:span></text:p>
      <text:p text:style-name="Preformatted_20_Text"><text:span text:style-name="Source_20_Text"><text:s text:c="2"/>const area = length * width;</text:span></text:p>
      <text:p text:style-name="Preformatted_20_Text"><text:span text:style-name="Source_20_Text"><text:s text:c="2"/>return `The area of the rectangle is ${area} square units.`;</text:span></text:p>
      <text:p text:style-name="Preformatted_20_Text"><text:span text:style-name="Source_20_Text">};</text:span></text:p>
      <text:p text:style-name="Preformatted_20_Text"/>
      <text:p text:style-name="P1"><text:span text:style-name="Source_20_Text">console.log(calculateArea(5, 10)); // Output: "The area of the rectangle is 50 square units."</text:span></text:p>
      <text:list xml:id="list559525101" text:style-name="L5">
        <text:list-item>
          <text:p text:style-name="P9"><text:soft-page-break/>When defining an arrow function, you do not need the <text:span text:style-name="Source_20_Text">function</text:span> keyword.</text:p>
        </text:list-item>
        <text:list-item>
          <text:p text:style-name="P8">If you are using a single parameter, you can omit the parentheses around the parameter list.</text:p>
        </text:list-item>
      </text:list>
      <text:p text:style-name="Preformatted_20_Text"><text:span text:style-name="Source_20_Text">const cube = x =&gt; {</text:span></text:p>
      <text:p text:style-name="Preformatted_20_Text"><text:span text:style-name="Source_20_Text"><text:s text:c="2"/>return x * x * x;</text:span></text:p>
      <text:p text:style-name="Preformatted_20_Text"><text:span text:style-name="Source_20_Text">};</text:span></text:p>
      <text:p text:style-name="Preformatted_20_Text"/>
      <text:p text:style-name="P1"><text:span text:style-name="Source_20_Text">console.log(cube(3)); // Output: 27</text:span></text:p>
      <text:list xml:id="list3701824874" text:style-name="L6">
        <text:list-item>
          <text:p text:style-name="P10">If the function body consists of a single expression, you can omit the curly braces and the <text:span text:style-name="Source_20_Text">return</text:span> keyword.</text:p>
        </text:list-item>
      </text:list>
      <text:p text:style-name="Preformatted_20_Text"><text:span text:style-name="Source_20_Text">const square = number =&gt; number * number;</text:span></text:p>
      <text:p text:style-name="Preformatted_20_Text"/>
      <text:p text:style-name="P1"><text:span text:style-name="Source_20_Text">console.log(square(5)); // Output: 25</text:span></text:p>
      <text:h text:style-name="Heading_20_2" text:outline-level="2">Scope in Programming</text:h>
      <text:list xml:id="list1069882579" text:style-name="L7">
        <text:list-item>
          <text:p text:style-name="P12"><text:span text:style-name="Strong_20_Emphasis">Global scope</text:span>: This is the outermost scope in JavaScript. Variables declared in the global scope are accessible from anywhere in the code and are called global variables.</text:p>
        </text:list-item>
        <text:list-item>
          <text:p text:style-name="P12"><text:span text:style-name="Strong_20_Emphasis">Local scope</text:span>: This refers to variables declared within a function. These variables are only accessible within the function where they are declared and are called local variables.</text:p>
        </text:list-item>
        <text:list-item>
          <text:p text:style-name="P12"><text:span text:style-name="Strong_20_Emphasis">Block scope</text:span>: A block is a set of statements enclosed in curly braces <text:span text:style-name="Source_20_Text">{}</text:span> such as in <text:span text:style-name="Source_20_Text">if</text:span> statements, or loops.</text:p>
        </text:list-item>
        <text:list-item>
          <text:p text:style-name="P11">Block scoping with <text:span text:style-name="Source_20_Text">let</text:span> and <text:span text:style-name="Source_20_Text">const</text:span> provides even finer control over variable accessibility, helping to prevent errors and make your code more predictable.</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5T17:54:18.932000000</meta:creation-date>
    <dc:date>2025-07-05T17:54:46.575000000</dc:date>
    <meta:editing-duration>PT29S</meta:editing-duration>
    <meta:editing-cycles>1</meta:editing-cycles>
    <meta:document-statistic meta:table-count="0" meta:image-count="0" meta:object-count="0" meta:page-count="2" meta:paragraph-count="44" meta:word-count="487" meta:character-count="2902" meta:non-whitespace-character-count="2464"/>
    <meta:generator>LibreOffice/7.3.4.2$Windows_X86_64 LibreOffice_project/728fec16bd5f605073805c3c9e7c4212a0120dc5</meta:generator>
  </office:meta>
</office:document-meta>
</file>